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D000001077C566BAB2E820BAA.png" manifest:media-type="image/png"/>
  <manifest:file-entry manifest:full-path="Pictures/10001E4C0000444C00003717C840BDDFF0074394.svg" manifest:media-type="image/svg+xml"/>
  <manifest:file-entry manifest:full-path="Pictures/10000201000002950000021554E70297B43386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09cm" svg:height="9.364cm" svg:x="15.6cm" svg:y="7.736cm">
          <draw:image xlink:href="Pictures/10001E4C0000444C00003717C840BDDFF0074394.svg" xlink:type="simple" xlink:show="embed" xlink:actuate="onLoad">
            <text:p/>
          </draw:image>
          <draw:image xlink:href="Pictures/10000201000002950000021554E70297B43386AC.png" xlink:type="simple" xlink:show="embed" xlink:actuate="onLoad"/>
        </draw:frame>
        <draw:g>
          <draw:frame draw:style-name="gr2" draw:text-style-name="P1" draw:layer="layout" svg:width="9.451cm" svg:height="5.793cm" svg:x="1cm" svg:y="7.88cm">
            <draw:image xlink:href="Pictures/10000000000001AD000001077C566BAB2E820BAA.png" xlink:type="simple" xlink:show="embed" xlink:actuate="onLoad">
              <text:p/>
            </draw:image>
          </draw:frame>
          <draw:frame draw:style-name="gr2" draw:text-style-name="P1" draw:layer="layout" svg:width="9.451cm" svg:height="5.793cm" svg:x="1.626cm" svg:y="8.713cm">
            <draw:image xlink:href="Pictures/10000000000001AD000001077C566BAB2E820BAA.png" xlink:type="simple" xlink:show="embed" xlink:actuate="onLoad">
              <text:p/>
            </draw:image>
          </draw:frame>
          <draw:frame draw:style-name="gr2" draw:text-style-name="P1" draw:layer="layout" svg:width="9.451cm" svg:height="5.793cm" svg:x="2.249cm" svg:y="9.592cm">
            <draw:image xlink:href="Pictures/10000000000001AD000001077C566BAB2E820BAA.png" xlink:type="simple" xlink:show="embed" xlink:actuate="onLoad">
              <text:p/>
            </draw:image>
          </draw:frame>
        </draw:g>
        <draw:path draw:style-name="gr3" draw:text-style-name="P2" draw:layer="layout" svg:width="12.399cm" svg:height="4.962cm" svg:x="6.2cm" svg:y="2.437cm" svg:viewBox="0 0 12400 4963" svg:d="M0 4863c2100-6500 10300-6500 12400 1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0:27:56.218069835</meta:creation-date>
    <dc:date>2018-07-02T10:41:42.988000482</dc:date>
    <meta:editing-duration>PT13M47S</meta:editing-duration>
    <meta:editing-cycles>1</meta:editing-cycles>
    <meta:document-statistic meta:object-count="6"/>
    <meta:generator>LibreOffice/6.0.4.2$Linux_X86_64 LibreOffice_project/00m0$Build-2</meta:generator>
  </office:meta>
</office:document-meta>
</file>